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8d80" officeooo:paragraph-rsid="00168d80"/>
    </style:style>
    <style:style style:name="P2" style:family="paragraph" style:parent-style-name="Standard">
      <style:text-properties officeooo:rsid="00168d80" officeooo:paragraph-rsid="001a9806"/>
    </style:style>
    <style:style style:name="P3" style:family="paragraph" style:parent-style-name="Standard">
      <style:text-properties officeooo:rsid="00168d80" officeooo:paragraph-rsid="001c4e17"/>
    </style:style>
    <style:style style:name="P4" style:family="paragraph" style:parent-style-name="Standard">
      <style:text-properties officeooo:rsid="00178c8e" officeooo:paragraph-rsid="00178c8e"/>
    </style:style>
    <style:style style:name="P5" style:family="paragraph" style:parent-style-name="Standard">
      <style:text-properties style:text-underline-style="solid" style:text-underline-width="auto" style:text-underline-color="font-color" officeooo:rsid="00168d80" officeooo:paragraph-rsid="00168d80"/>
    </style:style>
    <style:style style:name="P6" style:family="paragraph" style:parent-style-name="Standard">
      <style:text-properties officeooo:rsid="0017befc" officeooo:paragraph-rsid="00168d80"/>
    </style:style>
    <style:style style:name="P7" style:family="paragraph" style:parent-style-name="Standard">
      <style:text-properties officeooo:rsid="00168d80" officeooo:paragraph-rsid="00168d80"/>
    </style:style>
    <style:style style:name="P8" style:family="paragraph" style:parent-style-name="Standard">
      <style:text-properties officeooo:rsid="001deebc" officeooo:paragraph-rsid="001deebc"/>
    </style:style>
    <style:style style:name="P9" style:family="paragraph" style:parent-style-name="Standard">
      <style:text-properties officeooo:rsid="00178c8e" officeooo:paragraph-rsid="00178c8e"/>
    </style:style>
    <style:style style:name="P10" style:family="paragraph" style:parent-style-name="Standard">
      <style:text-properties officeooo:rsid="001fc904" officeooo:paragraph-rsid="001fc904"/>
    </style:style>
    <style:style style:name="P11" style:family="paragraph" style:parent-style-name="Standard">
      <style:text-properties style:text-underline-style="solid" style:text-underline-width="auto" style:text-underline-color="font-color" officeooo:rsid="001fc904" officeooo:paragraph-rsid="001fc904"/>
    </style:style>
    <style:style style:name="T1" style:family="text">
      <style:text-properties officeooo:rsid="00178c8e"/>
    </style:style>
    <style:style style:name="T2" style:family="text">
      <style:text-properties officeooo:rsid="0017be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lanejamento do trabalho de Redes</text:p>
      <text:p text:style-name="P1"/>
      <text:p text:style-name="P11">Foco:</text:p>
      <text:p text:style-name="P8"><text:span text:style-name="T1">- Interface grafica (Roberto)</text:span></text:p>
      <text:p text:style-name="P8"><text:span text:style-name="T1">- Logica do jogo (Carlos)</text:span></text:p>
      <text:p text:style-name="P8"><text:span text:style-name="T1">- Comunicacao TCP (Raissa)</text:span></text:p>
      <text:p text:style-name="P8"/>
      <text:p text:style-name="P11">Extras:</text:p>
      <text:p text:style-name="P8"><text:span text:style-name="T1">- Comunicacao UDP</text:span></text:p>
      <text:p text:style-name="P8"><text:span text:style-name="T1">- Threads (para suportar +1 jogadores)</text:span></text:p>
      <text:p text:style-name="P8"><text:span text:style-name="T1">- Relatrio</text:span></text:p>
      <text:p text:style-name="P4"/>
      <text:p text:style-name="P4">APRESENTAÇÃO: 03/06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22:27:25.289000000</meta:creation-date>
    <dc:date>2014-05-23T23:52:52.066000000</dc:date>
    <meta:editing-duration>PT12M40S</meta:editing-duration>
    <meta:editing-cycles>10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10" meta:word-count="33" meta:character-count="209" meta:non-whitespace-character-count="186"/>
  </office:meta>
</office:document-meta>
</file>